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3D0000006638F684D6BF951C8E.gif" manifest:media-type="image/gi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 style:font-family-generic="roman" style:font-pitch="variable" style:font-charset="x-symbol"/>
    <style:font-face style:name="Tahoma 2" svg:font-family="'Tahoma 2'" style:font-family-generic="roman" style:font-pitch="variable" style:font-charset="x-symbol"/>
    <style:font-face style:name="Tahoma5" svg:font-family="Tahoma" style:font-family-generic="swiss" style:font-pitch="variable" style:font-charset="x-symbol"/>
    <style:font-face style:name="Tahoma7" svg:font-family="Tahoma"/>
    <style:font-face style:name="Tahoma4" svg:font-family="Tahoma" style:font-family-generic="swiss"/>
    <style:font-face style:name="Tahoma3" svg:font-family="Tahoma" style:font-family-generic="modern" style:font-pitch="fixed"/>
    <style:font-face style:name="MS Mincho1" svg:font-family="'MS Mincho'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MS Mincho" svg:font-family="'MS Mincho'" style:font-family-generic="system" style:font-pitch="variable"/>
    <style:font-face style:name="Tahoma6" svg:font-family="Tahoma" style:font-family-generic="system" style:font-pitch="variable"/>
  </office:font-face-decls>
  <office:automatic-styles>
    <style:style style:name="TabPartecipanti" style:family="table">
      <style:table-properties style:width="8.498cm" table:align="margins"/>
    </style:style>
    <style:style style:name="TabPartecipanti.A" style:family="table-column">
      <style:table-column-properties style:column-width="4.249cm" style:rel-column-width="32767*"/>
    </style:style>
    <style:style style:name="TabPartecipanti.B" style:family="table-column">
      <style:table-column-properties style:column-width="4.249cm" style:rel-column-width="32768*"/>
    </style:style>
    <style:style style:name="TabPartecipanti.A1" style:family="table-cell">
      <style:table-cell-properties fo:padding="0cm" fo:border="none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Tahoma1" style:font-name-complex="Tahoma1"/>
    </style:style>
    <style:style style:name="P3" style:family="paragraph" style:parent-style-name="Standard">
      <style:paragraph-properties style:writing-mode="lr-tb">
        <style:tab-stops>
          <style:tab-stop style:position="3.228cm" style:type="center"/>
          <style:tab-stop style:position="13.282cm" style:type="center"/>
        </style:tab-stops>
      </style:paragraph-properties>
      <style:text-properties style:font-name="Tahoma1" fo:font-size="10pt" fo:language="zxx" fo:country="none" style:font-size-asian="10pt" style:font-name-complex="Tahoma1" style:font-size-complex="10pt"/>
    </style:style>
    <style:style style:name="P4" style:family="paragraph" style:parent-style-name="DELIBERA_5f_TESTO">
      <style:paragraph-properties style:writing-mode="lr-tb"/>
    </style:style>
    <style:style style:name="P5" style:family="paragraph" style:parent-style-name="DELIBERA_5f_TESTO">
      <style:paragraph-properties style:writing-mode="lr-tb"/>
      <style:text-properties style:font-name="Tahoma1"/>
    </style:style>
    <style:style style:name="P6" style:family="paragraph" style:parent-style-name="DELIBERA_5f_TESTO">
      <style:paragraph-properties style:writing-mode="lr-tb"/>
      <style:text-properties style:font-name="Tahoma1" style:font-name-complex="Tahoma1"/>
    </style:style>
    <style:style style:name="P7" style:family="paragraph" style:parent-style-name="DELIBERA_5f_TITOLO">
      <style:paragraph-properties style:writing-mode="lr-tb"/>
    </style:style>
    <style:style style:name="P8" style:family="paragraph" style:parent-style-name="DELE_5f_TESTO">
      <style:paragraph-properties style:writing-mode="lr-tb"/>
    </style:style>
    <style:style style:name="P9" style:family="paragraph" style:parent-style-name="OGGETTO_5f_DETE">
      <style:paragraph-properties style:writing-mode="lr-tb"/>
    </style:style>
    <style:style style:name="P10" style:family="paragraph" style:parent-style-name="OGGETTO_5f_DETE">
      <style:paragraph-properties fo:text-align="justify" style:justify-single-word="false" style:writing-mode="lr-tb"/>
      <style:text-properties fo:font-weight="normal" style:font-weight-complex="normal"/>
    </style:style>
    <style:style style:name="P11" style:family="paragraph" style:parent-style-name="SOTTOTIT_5f_DELI">
      <style:paragraph-properties style:writing-mode="lr-tb"/>
    </style:style>
    <style:style style:name="P12" style:family="paragraph" style:parent-style-name="OGGETTO_5f_PROP">
      <style:paragraph-properties style:writing-mode="lr-tb"/>
    </style:style>
    <style:style style:name="P13" style:family="paragraph" style:parent-style-name="OGGETTO_5f_PROP">
      <style:paragraph-properties style:writing-mode="lr-tb"/>
      <style:text-properties style:font-name="Tahoma1" style:font-name-complex="Tahoma1"/>
    </style:style>
    <style:style style:name="P14" style:family="paragraph" style:parent-style-name="OGGETTO_5f_PROP">
      <style:paragraph-properties fo:line-height="0.25cm" style:writing-mode="lr-tb"/>
      <style:text-properties style:font-name="Tahoma1" style:font-name-complex="Tahoma1"/>
    </style:style>
    <style:style style:name="P15" style:family="paragraph" style:parent-style-name="OGGETTO_5f_PROP">
      <style:paragraph-properties style:writing-mode="lr-tb">
        <style:tab-stops>
          <style:tab-stop style:position="3.228cm" style:type="center"/>
          <style:tab-stop style:position="13.282cm" style:type="center"/>
        </style:tab-stops>
      </style:paragraph-properties>
      <style:text-properties style:font-name="Tahoma1" style:font-name-complex="Tahoma1"/>
    </style:style>
    <style:style style:name="P16" style:family="paragraph" style:parent-style-name="OGGETTO_5f_PROP">
      <style:paragraph-properties fo:keep-together="always" fo:keep-with-next="always" style:writing-mode="lr-tb">
        <style:tab-stops>
          <style:tab-stop style:position="3.201cm" style:type="center"/>
          <style:tab-stop style:position="13.203cm" style:type="center"/>
        </style:tab-stops>
      </style:paragraph-properties>
      <style:text-properties style:font-name="Tahoma1" style:font-name-complex="Tahoma1"/>
    </style:style>
    <style:style style:name="P17" style:family="paragraph" style:parent-style-name="Standard">
      <style:text-properties fo:font-weight="bold" style:font-weight-complex="bold"/>
    </style:style>
    <style:style style:name="P18" style:family="paragraph" style:parent-style-name="Standard" style:master-page-name="Standard">
      <style:paragraph-properties style:page-number="auto" style:writing-mode="lr-tb"/>
    </style:style>
    <style:style style:name="P19" style:family="paragraph" style:parent-style-name="heading_20_2">
      <style:paragraph-properties fo:text-align="start" style:justify-single-word="false" style:writing-mode="lr-tb">
        <style:tab-stops>
          <style:tab-stop style:position="0cm"/>
        </style:tab-stops>
      </style:paragraph-properties>
      <style:text-properties fo:font-size="10pt" style:font-size-complex="10pt"/>
    </style:style>
    <style:style style:name="T1" style:family="text">
      <style:text-properties fo:language="zxx" fo:country="none"/>
    </style:style>
    <style:style style:name="T2" style:family="text">
      <style:text-properties fo:font-size="16pt" fo:font-weight="bold" style:font-size-complex="16pt" style:font-weight-complex="bold"/>
    </style:style>
    <style:style style:name="T3" style:family="text">
      <style:text-properties style:font-name="Tahoma1" fo:font-size="10pt" style:font-size-asian="10pt" style:font-size-complex="10pt"/>
    </style:style>
    <style:style style:name="T4" style:family="text">
      <style:text-properties style:font-name="Tahoma1" fo:font-size="10pt" fo:language="zxx" fo:country="none" style:font-size-asian="10pt" style:font-size-complex="10pt"/>
    </style:style>
    <style:style style:name="T5" style:family="text">
      <style:text-properties style:font-name="Tahoma1" fo:font-size="10pt" fo:language="zxx" fo:country="none" style:font-size-asian="10pt" style:font-name-complex="Tahoma1" style:font-size-complex="10pt"/>
    </style:style>
    <style:style style:name="T6" style:family="text">
      <style:text-properties style:font-name="Tahoma1" style:font-name-complex="Tahoma1"/>
    </style:style>
    <style:style style:name="T7" style:family="text">
      <style:text-properties fo:font-size="10pt" fo:language="zxx" fo:country="none" style:font-size-asian="10pt" style:font-size-complex="10pt"/>
    </style:style>
    <style:style style:name="T8" style:family="text">
      <style:text-properties fo:font-size="10pt" fo:language="zxx" fo:country="none" style:font-size-asian="10pt" style:font-name-complex="Tahoma1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[#list documentRoot.delibera as d]</text:p>
      <text:p text:style-name="P2"/>
      <text:p text:style-name="P9">N. <text:span text:style-name="T3">${d.N_DELIBERA}</text:span><text:span text:style-name="T1">/</text:span><text:span text:style-name="T4">${d.ANNO_DELIBERA}</text:span> Registro Deliberazioni</text:p>
      <text:p text:style-name="P2"/>
      <text:p text:style-name="P1"/>
      <text:p text:style-name="P7">VERBALE DI DELIBERAZIONE DELLA GIUNTA</text:p>
      <text:h text:style-name="P19" text:outline-level="2" text:is-list-header="true"/>
      <text:p text:style-name="P11">ADUNANZA DEL <text:span text:style-name="T4">${d.DATA_SEDUTA}</text:span></text:p>
      <text:p text:style-name="P1"/>
      <text:p text:style-name="P1"/>
      <text:p text:style-name="P9">Oggetto: <text:span text:style-name="T3">${d.OGGETTO}</text:span></text:p>
      <text:p text:style-name="P9"/>
      <text:p text:style-name="P9"/>
      <text:p text:style-name="P10">L’anno <text:span text:style-name="T4">${d.ANNO_SEDUTA}</text:span> addì <text:span text:style-name="T4">${d.GIORNO_SEDUTA}</text:span> del mese di <text:span text:style-name="T4">${d.MESE_SEDUTA}</text:span> alle ore <text:span text:style-name="T4">${d.ORA_SEDUTA}</text:span> si è riunita la Giunta appositamente convocata.</text:p>
      <text:p text:style-name="P8"/>
      <text:p text:style-name="P4">All’appello risultano:</text:p>
      <text:section text:style-name="Sect1" text:name="Partecipanti">
        <text:p text:style-name="Standard">[#list documentRoot.partecipanti as p]</text:p>
        <table:table table:name="TabPartecipanti" table:style-name="TabPartecipanti">
          <table:table-column table:style-name="TabPartecipanti.A"/>
          <table:table-column table:style-name="TabPartecipanti.B"/>
          <table:table-row>
            <table:table-cell table:style-name="TabPartecipanti.A1" office:value-type="string">
              <text:p text:style-name="Standard">${p.PARTECIPANTE}</text:p>
            </table:table-cell>
            <table:table-cell table:style-name="TabPartecipanti.A1" office:value-type="string">
              <text:p text:style-name="Standard">${p.PRESENTE_ASSENTE}</text:p>
            </table:table-cell>
          </table:table-row>
        </table:table>
        <text:p text:style-name="Standard">[/#list]</text:p>
      </text:section>
      <text:p text:style-name="P17"/>
      <text:p text:style-name="P1"/>
      <text:p text:style-name="P1">Assenti: <text:span text:style-name="T5">${d.ASSENTI}</text:span>, <text:span text:style-name="T5">${d.ELENCO_ASSENTI}</text:span></text:p>
      <text:p text:style-name="P1"/>
      <text:p text:style-name="P4"><text:span text:style-name="T6">Partecipa il </text:span><text:span text:style-name="T5">${d.INCARICO_SEGRETARIO}</text:span><text:span text:style-name="T6"> <text:s/></text:span><text:span text:style-name="T5">${d.SEGRETARIO}</text:span><text:span text:style-name="T6">.</text:span></text:p>
      <text:p text:style-name="P4"/>
      <text:p text:style-name="P6">Accertata la validità dell’adunanza il Sig. <text:span text:style-name="T7">${d.PRESIDENTE}</text:span> in qualità di <text:span text:style-name="T7">${d.INCARICO_PRESIDENTE}</text:span> ne assume la presidenza, dichiarando aperta la seduta e invitando la Giunta a deliberare in merito all’oggetto sopra indicato.</text:p>
      <text:p text:style-name="P4"/>
      <text:p text:style-name="P4"/>
      <text:p text:style-name="P6">Su relazione <text:span text:style-name="T1">dell'Assessore</text:span> <text:span text:style-name="T7">${d.RELATORE}</text:span>.</text:p>
      <text:p text:style-name="P4"/>
      <text:p text:style-name="P6">Si accerta, in via preliminare, l’esistenza dei pareri espressi ai sensi dell’art. 49 D.Lgs. 18.8.2000, n° 267.</text:p>
      <text:p text:style-name="P4"/>
      <text:p text:style-name="P6"><text:span text:style-name="T2">*</text:span> La proposta in oggetto come di seguito riportata viene approvata con <text:span text:style-name="T7">${d.FAVOREVOLI}</text:span> voti favorevoli e <text:span text:style-name="T7">${d.CONTRARI}</text:span> voti contrari espressi in forma palese per il merito <text:span text:style-name="T1">e successivamente e separatamente per l’immediata eseguibilità</text:span>. </text:p>
      <text:p text:style-name="P5">Vi sono <text:span text:style-name="T8">${d.ASTENUTI}</text:span> astenuti. </text:p>
      <text:p text:style-name="P1"/>
      <text:p text:style-name="P13">Approvato e sottoscritto con firma digitale:</text:p>
      <text:p text:style-name="P12"/>
      <text:p text:style-name="P16"><text:span text:style-name="T1"><text:tab/>Il </text:span><text:span text:style-name="T7">${d.INCARICO_PRESIDENTE}</text:span><text:tab/>Il <text:span text:style-name="T7">${d.INCARICO_SEGRETARIO}</text:span></text:p>
      <text:p text:style-name="P14"/>
      <text:p text:style-name="P15"><text:span text:style-name="T1"><text:tab/></text:span><text:span text:style-name="T7">${d.PRESIDENTE}</text:span><text:tab/><text:span text:style-name="T7">${d.SEGRETARIO}</text:span></text:p>
      <text:p text:style-name="P3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 style:font-family-generic="roman" style:font-pitch="variable" style:font-charset="x-symbol"/>
    <style:font-face style:name="Tahoma 2" svg:font-family="'Tahoma 2'" style:font-family-generic="roman" style:font-pitch="variable" style:font-charset="x-symbol"/>
    <style:font-face style:name="Tahoma5" svg:font-family="Tahoma" style:font-family-generic="swiss" style:font-pitch="variable" style:font-charset="x-symbol"/>
    <style:font-face style:name="Tahoma7" svg:font-family="Tahoma"/>
    <style:font-face style:name="Tahoma4" svg:font-family="Tahoma" style:font-family-generic="swiss"/>
    <style:font-face style:name="Tahoma3" svg:font-family="Tahoma" style:font-family-generic="modern" style:font-pitch="fixed"/>
    <style:font-face style:name="MS Mincho1" svg:font-family="'MS Mincho'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MS Mincho" svg:font-family="'MS Mincho'" style:font-family-generic="system" style:font-pitch="variable"/>
    <style:font-face style:name="Tahoma6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Tahoma" fo:font-size="12pt" fo:language="it" fo:country="IT" style:font-name-asian="Tahoma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ahoma" fo:font-size="12pt" fo:language="it" fo:country="IT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ideograph-alpha"/>
      <style:text-properties style:use-window-font-color="true" style:font-name="Tahoma" fo:font-family="Tahoma" style:font-family-generic="roman" style:font-pitch="variable" fo:font-size="10pt" fo:language="it" fo:country="IT" style:language-asian="zxx" style:country-asian="none" style:font-name-complex="Tahoma" style:font-family-complex="Tahoma" style:font-family-generic-complex="roman" style:font-pitch-complex="variable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6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1pt" style:font-size-complex="11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7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7" style:font-family-complex="Tahoma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Tahoma1" fo:font-family="Tahoma" style:font-family-generic="swiss" style:font-pitch="variable" fo:font-size="14pt" style:font-name-asian="Tahoma1" style:font-family-asian="Tahoma" style:font-family-generic-asian="swiss" style:font-pitch-asian="variable" style:font-name-complex="Tahoma1" style:font-family-complex="Tahoma" style:font-family-generic-complex="swiss" style:font-pitch-complex="variable" style:font-size-complex="14pt"/>
    </style:style>
    <style:style style:name="caption" style:family="paragraph" style:parent-style-name="Standard">
      <style:paragraph-properties fo:margin-top="0.212cm" fo:margin-bottom="0.212cm" loext:contextual-spacing="false"/>
      <style:text-properties fo:font-size="12pt" fo:font-style="italic" style:font-size-complex="12pt" style:font-style-complex="italic"/>
    </style:style>
    <style:style style:name="Index_20__28_user_29_" style:display-name="Index (user)" style:family="paragraph" style:parent-style-name="Standard"/>
    <style:style style:name="WW-Heading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Tahoma1" fo:font-family="Tahoma" style:font-family-generic="swiss" style:font-pitch="variable" fo:font-size="14pt" style:font-name-asian="MS Mincho1" style:font-family-asian="'MS Mincho'" style:font-pitch-asian="variable" style:font-name-complex="Tahoma1" style:font-family-complex="Tahoma" style:font-family-generic-complex="swiss" style:font-pitch-complex="variable" style:font-size-complex="14pt"/>
    </style:style>
    <style:style style:name="WW-caption" style:family="paragraph" style:parent-style-name="Standard">
      <style:paragraph-properties fo:margin-top="0.212cm" fo:margin-bottom="0.212cm" loext:contextual-spacing="false"/>
      <style:text-properties fo:font-size="12pt" fo:font-style="italic" style:font-size-complex="12pt" style:font-style-complex="italic"/>
    </style:style>
    <style:style style:name="WW-Index" style:family="paragraph" style:parent-style-name="Standard"/>
    <style:style style:name="WW-Heading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Tahoma1" fo:font-family="Tahoma" style:font-family-generic="swiss" style:font-pitch="variable" fo:font-size="14pt" style:font-name-asian="MS Mincho1" style:font-family-asian="'MS Mincho'" style:font-pitch-asian="variable" style:font-name-complex="Tahoma1" style:font-family-complex="Tahoma" style:font-family-generic-complex="swiss" style:font-pitch-complex="variable" style:font-size-complex="14pt"/>
    </style:style>
    <style:style style:name="WW-caption1" style:family="paragraph" style:parent-style-name="Standard">
      <style:paragraph-properties fo:margin-top="0.212cm" fo:margin-bottom="0.212cm" loext:contextual-spacing="false"/>
      <style:text-properties fo:font-size="12pt" fo:font-style="italic" style:font-size-complex="12pt" style:font-style-complex="italic"/>
    </style:style>
    <style:style style:name="WW-Index1" style:family="paragraph" style:parent-style-name="Standard"/>
    <style:style style:name="WW-Heading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Tahoma1" fo:font-family="Tahoma" style:font-family-generic="swiss" style:font-pitch="variable" fo:font-size="14pt" style:font-name-asian="Tahoma1" style:font-family-asian="Tahoma" style:font-family-generic-asian="swiss" style:font-pitch-asian="variable" style:font-name-complex="Tahoma1" style:font-family-complex="Tahoma" style:font-family-generic-complex="swiss" style:font-pitch-complex="variable" style:font-size-complex="14pt"/>
    </style:style>
    <style:style style:name="WW-caption11" style:family="paragraph" style:parent-style-name="Standard">
      <style:paragraph-properties fo:margin-top="0.212cm" fo:margin-bottom="0.212cm" loext:contextual-spacing="false"/>
      <style:text-properties fo:font-size="12pt" fo:font-style="italic" style:font-size-complex="12pt" style:font-style-complex="italic"/>
    </style:style>
    <style:style style:name="WW-Index11" style:family="paragraph" style:parent-style-name="Standard"/>
    <style:style style:name="WW-Heading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Tahoma1" fo:font-family="Tahoma" style:font-family-generic="swiss" style:font-pitch="variable" fo:font-size="14pt" style:font-name-asian="Tahoma1" style:font-family-asian="Tahoma" style:font-family-generic-asian="swiss" style:font-pitch-asian="variable" style:font-name-complex="Tahoma1" style:font-family-complex="Tahoma" style:font-family-generic-complex="swiss" style:font-pitch-complex="variable" style:font-size-complex="14pt"/>
    </style:style>
    <style:style style:name="WW-caption111" style:family="paragraph" style:parent-style-name="Standard">
      <style:paragraph-properties fo:margin-top="0.212cm" fo:margin-bottom="0.212cm" loext:contextual-spacing="false"/>
      <style:text-properties fo:font-size="12pt" fo:font-style="italic" style:font-size-complex="12pt" style:font-style-complex="italic"/>
    </style:style>
    <style:style style:name="WW-Index111" style:family="paragraph" style:parent-style-name="Standard"/>
    <style:style style:name="WW-Heading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Tahoma1" fo:font-family="Tahoma" style:font-family-generic="swiss" style:font-pitch="variable" style:font-name-asian="Tahoma1" style:font-family-asian="Tahoma" style:font-family-generic-asian="swiss" style:font-pitch-asian="variable" style:font-name-complex="Tahoma1" style:font-family-complex="Tahoma" style:font-family-generic-complex="swiss" style:font-pitch-complex="variable"/>
    </style:style>
    <style:style style:name="WW-caption1111" style:family="paragraph" style:parent-style-name="Standard">
      <style:paragraph-properties fo:margin-top="0.212cm" fo:margin-bottom="0.212cm" loext:contextual-spacing="false"/>
      <style:text-properties fo:font-size="12pt" fo:font-style="italic" style:font-size-complex="12pt" style:font-style-complex="italic"/>
    </style:style>
    <style:style style:name="WW-Index1111" style:family="paragraph" style:parent-style-name="Standard"/>
    <style:style style:name="WW-Heading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Tahoma1" fo:font-family="Tahoma" style:font-family-generic="swiss" style:font-pitch="variable" style:font-name-asian="Tahoma1" style:font-family-asian="Tahoma" style:font-family-generic-asian="swiss" style:font-pitch-asian="variable" style:font-name-complex="Tahoma1" style:font-family-complex="Tahoma" style:font-family-generic-complex="swiss" style:font-pitch-complex="variable"/>
    </style:style>
    <style:style style:name="WW-caption11111" style:family="paragraph" style:parent-style-name="Standard">
      <style:paragraph-properties fo:margin-top="0.212cm" fo:margin-bottom="0.212cm" loext:contextual-spacing="false"/>
      <style:text-properties fo:font-size="12pt" fo:font-style="italic" style:font-size-complex="12pt" style:font-style-complex="italic"/>
    </style:style>
    <style:style style:name="WW-Index11111" style:family="paragraph" style:parent-style-name="Standard"/>
    <style:style style:name="heading_20_1" style:display-name="heading 1" style:family="paragraph" style:parent-style-name="Standard" style:next-style-name="Standard" style:default-outline-level="1">
      <style:paragraph-properties fo:text-align="center" style:justify-single-word="false" fo:keep-with-next="always"/>
      <style:text-properties fo:font-variant="small-caps" fo:font-size="11pt" fo:font-weight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text-align="center" style:justify-single-word="false" fo:keep-with-next="always"/>
      <style:text-properties fo:font-size="12pt" fo:font-weight="bold" style:font-size-complex="12pt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1pt" fo:font-weight="bold" style:font-size-complex="11pt" style:font-weight-complex="bold"/>
    </style:style>
    <style:style style:name="Subtitle" style:family="paragraph" style:parent-style-name="Standard" style:next-style-name="Text_20_body" style:class="chapter">
      <style:paragraph-properties fo:margin-top="0.423cm" fo:margin-bottom="0.212cm" loext:contextual-spacing="false" fo:text-align="center" style:justify-single-word="false" fo:keep-with-next="always"/>
      <style:text-properties style:font-name="Tahoma1" fo:font-family="Tahoma" style:font-family-generic="swiss" style:font-pitch="variable" fo:font-size="14pt" fo:font-style="italic" style:font-name-asian="Tahoma1" style:font-family-asian="Tahoma" style:font-family-generic-asian="swiss" style:font-pitch-asian="variable" style:font-name-complex="Tahoma1" style:font-family-complex="Tahoma" style:font-family-generic-complex="swiss" style:font-pitch-complex="variable" style:font-size-complex="14pt" style:font-style-complex="italic"/>
    </style:style>
    <style:style style:name="Corpo_20_del_20_testo_20_2" style:display-name="Corpo del testo 2" style:family="paragraph" style:parent-style-name="Standard">
      <style:paragraph-properties fo:text-align="justify" style:justify-single-word="false"/>
      <style:text-properties fo:font-size="11pt" style:font-size-complex="11pt"/>
    </style:style>
    <style:style style:name="head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normale" style:display-name="Testo normale" style:family="paragraph" style:parent-style-name="Standard">
      <style:text-properties style:font-name="Tahoma3" fo:font-family="Tahoma" style:font-family-generic="modern" style:font-pitch="fixed" style:font-name-complex="Tahoma3" style:font-family-complex="Tahoma" style:font-family-generic-complex="modern" style:font-pitch-complex="fixed"/>
    </style:style>
    <style:style style:name="CAMICIA_20_TITOLO" style:display-name="CAMICIA TITOLO" style:family="paragraph" style:parent-style-name="Title">
      <style:text-properties fo:font-size="12pt" style:font-size-complex="12pt"/>
    </style:style>
    <style:style style:name="CAMICIA_20_TESTO" style:display-name="CAMICIA TESTO" style:family="paragraph" style:parent-style-name="Title">
      <style:text-properties fo:font-weight="normal" style:font-weight-complex="normal"/>
    </style:style>
    <style:style style:name="CAMICIA_5f_TESTO" style:display-name="CAMICIA_TESTO" style:family="paragraph" style:parent-style-name="Standard">
      <style:text-properties fo:font-size="11pt" style:font-size-complex="11pt"/>
    </style:style>
    <style:style style:name="DELIBERA_5f_TESTO" style:display-name="DELIBERA_TESTO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DELIBERA_5f_TITOLO" style:display-name="DELIBERA_TITOLO" style:family="paragraph">
      <style:paragraph-properties fo:text-align="center" style:justify-single-word="false" fo:hyphenation-ladder-count="no-limit" style:text-autospace="ideograph-alpha"/>
      <style:text-properties fo:font-variant="small-caps" style:use-window-font-color="true" style:font-name="Tahoma1" fo:font-family="Tahoma" style:font-family-generic="swiss" style:font-pitch="variable" fo:font-size="12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DELE_5f_TITOLO" style:display-name="DELE_TITOLO" style:family="paragraph">
      <style:paragraph-properties fo:text-align="center" style:justify-single-word="false" fo:hyphenation-ladder-count="no-limit" style:text-autospace="ideograph-alpha"/>
      <style:text-properties fo:font-variant="small-caps" style:use-window-font-color="true" style:font-name="Tahoma1" fo:font-family="Tahoma" style:font-family-generic="swiss" style:font-pitch="variable" fo:font-size="8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8pt" style:font-weight-complex="bold" fo:hyphenate="false" fo:hyphenation-remain-char-count="2" fo:hyphenation-push-char-count="2"/>
    </style:style>
    <style:style style:name="DELE_5f_TESTO" style:display-name="DELE_TESTO" style:family="paragraph">
      <style:paragraph-properties fo:line-height="150%"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8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ITOLO_20_PROPOSTA" style:display-name="TITOLO PROPOSTA" style:family="paragraph">
      <style:paragraph-properties fo:text-align="center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2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OGGETTO_5f_DETE" style:display-name="OGGETTO_DETE" style:family="paragraph">
      <style:paragraph-properties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style:font-weight-complex="bold" fo:hyphenate="false" fo:hyphenation-remain-char-count="2" fo:hyphenation-push-char-count="2"/>
    </style:style>
    <style:style style:name="DELIBERA_5f_NUMERO" style:display-name="DELIBERA_NUMERO" style:family="paragraph">
      <style:paragraph-properties fo:hyphenation-ladder-count="no-limit" style:text-autospace="ideograph-alpha"/>
      <style:text-properties style:use-window-font-color="true" style:font-name="Tahoma1" fo:font-family="Tahoma" style:font-family-generic="swiss" style:font-pitch="variable" fo:font-size="8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SOTTOTIT_5f_DELI" style:display-name="SOTTOTIT_DELI" style:family="paragraph" style:parent-style-name="Standard">
      <style:paragraph-properties fo:text-align="center" style:justify-single-word="false"/>
      <style:text-properties style:font-name="Tahoma1" fo:font-family="Tahoma" style:font-family-generic="swiss" style:font-pitch="variable" fo:font-weight="bold" style:font-name-complex="Tahoma1" style:font-family-complex="Tahoma" style:font-family-generic-complex="swiss" style:font-pitch-complex="variable" style:font-weight-complex="bold"/>
    </style:style>
    <style:style style:name="ORDINANZA_5f_TITOLO" style:display-name="ORDINANZA_TITOLO" style:family="paragraph">
      <style:paragraph-properties fo:text-align="center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1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1pt" style:font-weight-complex="bold" fo:hyphenate="false" fo:hyphenation-remain-char-count="2" fo:hyphenation-push-char-count="2"/>
    </style:style>
    <style:style style:name="ORDINANZA_5f_TESTO" style:display-name="ORDINANZA_TESTO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1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1pt" fo:hyphenate="false" fo:hyphenation-remain-char-count="2" fo:hyphenation-push-char-count="2"/>
    </style:style>
    <style:style style:name="PARTECIP" style:family="paragraph">
      <style:paragraph-properties fo:hyphenation-ladder-count="no-limit" style:text-autospace="ideograph-alpha">
        <style:tab-stops>
          <style:tab-stop style:position="5.001cm"/>
          <style:tab-stop style:position="12.002cm"/>
        </style:tab-stops>
      </style:paragraph-properties>
      <style:text-properties style:use-window-font-color="true" style:font-name="Tahoma1" fo:font-family="Tahoma" style:font-family-generic="swiss" style:font-pitch="variable" fo:font-size="10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style:font-weight-complex="bold" fo:hyphenate="false" fo:hyphenation-remain-char-count="2" fo:hyphenation-push-char-count="2"/>
    </style:style>
    <style:style style:name="COPIA" style:family="paragraph">
      <style:paragraph-properties fo:text-align="end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text:display="none" fo:hyphenate="false" fo:hyphenation-remain-char-count="2" fo:hyphenation-push-char-count="2"/>
    </style:style>
    <style:style style:name="ASTERISCO" style:family="paragraph">
      <style:paragraph-properties fo:hyphenation-ladder-count="no-limit" style:text-autospace="ideograph-alpha"/>
      <style:text-properties style:use-window-font-color="true" style:font-name="Tahoma1" fo:font-family="Tahoma" style:font-family-generic="swiss" style:font-pitch="variable" fo:font-size="16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6pt" style:font-weight-complex="bold" fo:hyphenate="false" fo:hyphenation-remain-char-count="2" fo:hyphenation-push-char-count="2"/>
    </style:style>
    <style:style style:name="OGGETTO_5f_PROP" style:display-name="OGGETTO_PROP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1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1pt" style:font-weight-complex="bold" fo:hyphenate="false" fo:hyphenation-remain-char-count="2" fo:hyphenation-push-char-count="2"/>
    </style:style>
    <style:style style:name="ELENCO_5f_DELI" style:display-name="ELENCO_DELI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PROPOSTA_5f_TESTO" style:display-name="PROPOSTA_TESTO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PROPOSTA_5f_TITOLO" style:display-name="PROPOSTA_TITOLO" style:family="paragraph">
      <style:paragraph-properties fo:text-align="center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1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1pt" style:font-weight-complex="bold" fo:hyphenate="false" fo:hyphenation-remain-char-count="2" fo:hyphenation-push-char-count="2"/>
    </style:style>
    <style:style style:name="ELENCO_5f_DELI2" style:display-name="ELENCO_DELI2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PROPOSTA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PROP_5f_ELE" style:display-name="PROP_ELE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PROP_5f_ELE2" style:display-name="PROP_ELE2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PROPOSTA_20_SOTTOTIT" style:display-name="PROPOSTA SOTTOTIT" style:family="paragraph">
      <style:paragraph-properties fo:text-align="center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PROPOSTA_20_GRAS" style:display-name="PROPOSTA GRAS" style:family="paragraph">
      <style:paragraph-properties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style:font-weight-complex="bold" fo:hyphenate="false" fo:hyphenation-remain-char-count="2" fo:hyphenation-push-char-count="2"/>
    </style:style>
    <style:style style:name="PropostaN" style:family="paragraph" style:next-style-name="DELIBERA_5f_TESTO">
      <style:paragraph-properties fo:hyphenation-ladder-count="no-limit" style:text-autospace="ideograph-alpha"/>
      <style:text-properties style:use-window-font-color="true" style:font-name="Tahoma1" fo:font-family="Tahoma" style:font-family-generic="swiss" style:font-pitch="variable" fo:font-size="9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9pt" fo:hyphenate="false" fo:hyphenation-remain-char-count="2" fo:hyphenation-push-char-count="2"/>
    </style:style>
    <style:style style:name="Body_20_Text_20_3" style:display-name="Body Text 3" style:family="paragraph" style:parent-style-name="Standard">
      <style:paragraph-properties fo:text-align="justify" style:justify-single-word="false"/>
      <style:text-properties style:font-name="Tahoma1" fo:font-family="Tahoma" style:font-family-generic="swiss" style:font-pitch="variable" fo:font-size="14pt" fo:font-weight="bold" style:font-name-asian="Tahoma1" style:font-family-asian="Tahoma" style:font-family-generic-asian="swiss" style:font-pitch-asian="variable" style:font-name-complex="Tahoma1" style:font-family-complex="Tahoma" style:font-family-generic-complex="swiss" style:font-pitch-complex="variable" style:font-size-complex="14pt" style:font-weight-complex="bold"/>
    </style:style>
    <style:style style:name="WW-foot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7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78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789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78910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789101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78910111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TECIPANTI" style:family="paragraph" style:parent-style-name="Standard">
      <style:text-properties style:font-name="Tahoma1" fo:font-family="Tahoma" style:font-family-generic="swiss" style:font-pitch="variable" style:font-name-complex="Tahoma1" style:font-family-complex="Tahoma" style:font-family-generic-complex="swiss" style:font-pitch-complex="variable"/>
    </style:style>
    <style:style style:name="WW-footer12345678910111213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_20_Heading" style:display-name="WW Heading" style:family="paragraph" style:parent-style-name="PARTECIPANTI"/>
    <style:style style:name="WW-footer1234567891011121314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789101112131415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78910111213141516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2z0" style:family="text">
      <style:text-properties style:font-name="Tahoma2" fo:font-family="Tahoma" style:font-family-generic="roman" style:font-pitch="variable" style:font-charset="x-symbol" fo:font-size="9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9pt"/>
    </style:style>
    <style:style style:name="WW8Num2z1" style:family="text">
      <style:text-properties style:font-name="Tahoma 2" fo:font-family="'Tahoma 2'" style:font-family-generic="roman" style:font-pitch="variable" style:font-charset="x-symbol" fo:font-size="9pt" fo:language="it" fo:country="IT" style:font-name-asian="Tahoma1" style:font-family-asian="Tahoma" style:font-family-generic-asian="swiss" style:font-pitch-asian="variable" style:language-asian="zxx" style:country-asian="none" style:font-name-complex="Tahoma 2" style:font-family-complex="'Tahoma 2'" style:font-family-generic-complex="roman" style:font-pitch-complex="variable" style:font-charset-complex="x-symbol" style:font-size-complex="9pt"/>
    </style:style>
    <style:style style:name="WW8Num2z2" style:family="text">
      <style:text-properties style:font-name="Tahoma4" fo:font-family="Tahoma" style:font-family-generic="swiss" fo:font-size="9pt" fo:language="it" fo:country="IT" style:font-name-asian="Tahoma1" style:font-family-asian="Tahoma" style:font-family-generic-asian="swiss" style:font-pitch-asian="variable" style:language-asian="zxx" style:country-asian="none" style:font-name-complex="Tahoma4" style:font-family-complex="Tahoma" style:font-family-generic-complex="swiss" style:font-size-complex="9pt"/>
    </style:style>
    <style:style style:name="WW8Num2z3" style:family="text">
      <style:text-properties style:font-name="Tahoma5" fo:font-family="Tahoma" style:font-family-generic="swiss" style:font-pitch="variable" style:font-charset="x-symbol" fo:font-size="9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9pt"/>
    </style:style>
    <style:style style:name="WW8Num3z0" style:family="text">
      <style:text-properties style:font-name="Tahoma2" fo:font-family="Tahoma" style:font-family-generic="roman" style:font-pitch="variable" style:font-charset="x-symbol" fo:font-size="9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9pt"/>
    </style:style>
    <style:style style:name="WW8Num3z1" style:family="text">
      <style:text-properties style:font-name="Tahoma 2" fo:font-family="'Tahoma 2'" style:font-family-generic="roman" style:font-pitch="variable" style:font-charset="x-symbol" fo:font-size="9pt" fo:language="it" fo:country="IT" style:font-name-asian="Tahoma1" style:font-family-asian="Tahoma" style:font-family-generic-asian="swiss" style:font-pitch-asian="variable" style:language-asian="zxx" style:country-asian="none" style:font-name-complex="Tahoma 2" style:font-family-complex="'Tahoma 2'" style:font-family-generic-complex="roman" style:font-pitch-complex="variable" style:font-charset-complex="x-symbol" style:font-size-complex="9pt"/>
    </style:style>
    <style:style style:name="WW8Num3z2" style:family="text">
      <style:text-properties style:font-name="Tahoma4" fo:font-family="Tahoma" style:font-family-generic="swiss" fo:font-size="9pt" fo:language="it" fo:country="IT" style:font-name-asian="Tahoma1" style:font-family-asian="Tahoma" style:font-family-generic-asian="swiss" style:font-pitch-asian="variable" style:language-asian="zxx" style:country-asian="none" style:font-name-complex="Tahoma4" style:font-family-complex="Tahoma" style:font-family-generic-complex="swiss" style:font-size-complex="9pt"/>
    </style:style>
    <style:style style:name="WW8Num3z3" style:family="text">
      <style:text-properties style:font-name="Tahoma5" fo:font-family="Tahoma" style:font-family-generic="swiss" style:font-pitch="variable" style:font-charset="x-symbol" fo:font-size="9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9pt"/>
    </style:style>
    <style:style style:name="WW8Num4z0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Absatz-Standardschriftart" style:family="text">
      <style:text-properties fo:font-size="12pt" fo:language="it" fo:country="IT" style:font-name-asian="Tahoma1" style:font-family-asian="Tahoma" style:font-family-generic-asian="swiss" style:font-pitch-asian="variable" style:language-asian="zxx" style:country-asian="none" style:font-size-complex="12pt"/>
    </style:style>
    <style:style style:name="WW8Num5z0" style:family="text">
      <style:text-properties style:font-name="Tahoma5" fo:font-family="Tahoma" style:font-family-generic="swiss" style:font-pitch="variable" style:font-charset="x-symbol" fo:font-size="14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4pt"/>
    </style:style>
    <style:style style:name="WW8Num5z1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5z2" style:family="text">
      <style:text-properties style:font-name="Tahoma5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2pt"/>
    </style:style>
    <style:style style:name="WW8Num5z3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6z0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6z1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6z2" style:family="text">
      <style:text-properties style:font-name="Tahoma5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2pt"/>
    </style:style>
    <style:style style:name="WW8Num7z1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7z2" style:family="text">
      <style:text-properties style:font-name="Tahoma5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2pt"/>
    </style:style>
    <style:style style:name="WW8Num7z3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8z0" style:family="text">
      <style:text-properties style:font-name="Tahoma5" fo:font-family="Tahoma" style:font-family-generic="swiss" style:font-pitch="variable" style:font-charset="x-symbol" fo:font-size="14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4pt"/>
    </style:style>
    <style:style style:name="WW8Num8z1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8z2" style:family="text">
      <style:text-properties style:font-name="Tahoma5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2pt"/>
    </style:style>
    <style:style style:name="WW8Num8z3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11z0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12z0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13z0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13z1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13z2" style:family="text">
      <style:text-properties style:font-name="Tahoma5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2pt"/>
    </style:style>
    <style:style style:name="WW8Num14z0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14z4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14z5" style:family="text">
      <style:text-properties style:font-name="Tahoma5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2pt"/>
    </style:style>
    <style:style style:name="WW8Num16z0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17z0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17z1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17z2" style:family="text">
      <style:text-properties style:font-name="Tahoma5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2pt"/>
    </style:style>
    <style:style style:name="WW8Num18z0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20z0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20z1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20z2" style:family="text">
      <style:text-properties style:font-name="Tahoma5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2pt"/>
    </style:style>
    <style:style style:name="WW8NumSt16z1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St16z2" style:family="text">
      <style:text-properties style:font-name="Tahoma5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2pt"/>
    </style:style>
    <style:style style:name="WW8NumSt16z3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Carattere_20_predefinito_20_paragrafo" style:display-name="Carattere predefinito paragrafo" style:family="text">
      <style:text-properties fo:font-size="12pt" fo:language="it" fo:country="IT" style:font-name-asian="Tahoma1" style:font-family-asian="Tahoma" style:font-family-generic-asian="swiss" style:font-pitch-asian="variable" style:language-asian="zxx" style:country-asian="non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cm" fo:margin-bottom="1.27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magini1" text:anchor-type="paragraph" svg:width="8.387cm" svg:height="2.699cm" draw:z-index="0"><draw:image xlink:href="Pictures/100002000000013D0000006638F684D6BF951C8E.gif" xlink:type="simple" xlink:show="embed" xlink:actuate="onLoad"/></draw:frame></text:p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2-16T09:43:00</meta:creation-date>
    <dc:date>2016-02-26T12:40:13.973000000</dc:date>
    <meta:print-date>1601-01-01T00:00:00</meta:print-date>
    <meta:generator>LibreOffice/5.0.2.2$Windows_x86 LibreOffice_project/37b43f919e4de5eeaca9b9755ed688758a8251fe</meta:generator>
    <meta:editing-duration>PT4H3M32S</meta:editing-duration>
    <meta:editing-cycles>41</meta:editing-cycles>
    <meta:document-statistic meta:table-count="1" meta:image-count="1" meta:object-count="0" meta:page-count="1" meta:paragraph-count="22" meta:word-count="153" meta:character-count="1319" meta:non-whitespace-character-count="1183"/>
  </office:meta>
</office:document-meta>
</file>